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4cm" fo:min-width="1.976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4.4cm"/>
    </style:style>
    <style:style style:name="gr3" style:family="graphic" style:parent-style-name="standard">
      <style:graphic-properties draw:textarea-horizontal-align="justify" draw:textarea-vertical-align="middle" draw:auto-grow-height="false" fo:min-height="1.85cm" fo:min-width="4.5cm"/>
    </style:style>
    <style:style style:name="gr4" style:family="graphic" style:parent-style-name="standard">
      <style:graphic-properties draw:textarea-horizontal-align="justify" draw:textarea-vertical-align="middle" draw:auto-grow-height="false" fo:min-height="1.85cm" fo:min-width="4.6cm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4.5cm"/>
    </style:style>
    <style:style style:name="gr6" style:family="graphic" style:parent-style-name="standard">
      <style:graphic-properties draw:textarea-horizontal-align="justify" draw:textarea-vertical-align="middle" draw:auto-grow-height="false" fo:min-height="2.35cm" fo:min-width="2.1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3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normal" style:font-style-asian="normal" style:font-style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3.5cm" svg:height="1.9cm" svg:x="8.505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9" draw:id="id9" draw:layer="layout" svg:width="4.9cm" svg:height="1.9cm" svg:x="7.8cm" svg:y="4.3cm">
          <text:p text:style-name="P1">Input :</text:p>
          <text:p text:style-name="P1">Sampel Image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5cm" svg:height="2.1cm" svg:x="1.7cm" svg:y="8.2cm">
          <text:p text:style-name="P1"><text:span text:style-name="T1">Apply Grayscal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cm" svg:height="2.1cm" svg:x="1.7cm" svg:y="14.7cm">
          <text:p text:style-name="P3">Apply Elastic</text:p>
          <text:p text:style-name="P1">Distor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cm" svg:height="2.1cm" svg:x="1.7cm" svg:y="17.747cm">
          <text:p text:style-name="P1">Noice Reduc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cm" svg:height="2.1cm" svg:x="1.7cm" svg:y="11.5cm">
          <text:p text:style-name="P1">Apply Rotat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5cm" svg:height="2.1cm" svg:x="1.7cm" svg:y="21cm">
          <text:p text:style-name="P1">Check Pixels</text:p>
          <text:p text:style-name="P1">For Variation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5.1cm" svg:height="2.1cm" svg:x="1.7cm" svg:y="24.2cm">
          <text:p text:style-name="P1">Label Data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5cm" svg:height="2.2cm" svg:x="7.9cm" svg:y="24.1cm">
          <text:p text:style-name="P1">Train Neural</text:p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5cm" svg:height="2.1cm" svg:x="14.3cm" svg:y="8cm">
          <text:p text:style-name="P1">Test Using</text:p>
          <text:p text:style-name="P1">Trained Network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5cm" svg:height="1.9cm" svg:x="15.047cm" svg:y="11.9cm">
          <text:p text:style-name="P1">Out :</text:p>
          <text:p text:style-name="P1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6cm" svg:height="2.6cm" draw:transform="rotate (0.781558439043061) translate (8.552cm 9.031cm)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0.4cm" svg:y1="6.2cm" svg:x2="10.4cm" svg:y2="7.3cm">
          <text:p/>
        </draw:line>
        <draw:connector draw:style-name="gr7" draw:text-style-name="P4" draw:layer="layout" svg:x1="4.2cm" svg:y1="10.3cm" svg:x2="4.2cm" svg:y2="11.5cm" draw:start-shape="id1" draw:start-glue-point="2" draw:end-shape="id2" draw:end-glue-point="0" svg:d="M4200 10300v1200" svg:viewBox="0 0 1 1201">
          <text:p/>
        </draw:connector>
        <draw:connector draw:style-name="gr7" draw:text-style-name="P4" draw:layer="layout" svg:x1="4.2cm" svg:y1="13.6cm" svg:x2="4.2cm" svg:y2="14.7cm" draw:start-shape="id2" draw:start-glue-point="2" draw:end-shape="id3" draw:end-glue-point="0" svg:d="M4200 13600v1100" svg:viewBox="0 0 1 1101">
          <text:p/>
        </draw:connector>
        <draw:connector draw:style-name="gr7" draw:text-style-name="P4" draw:layer="layout" svg:x1="4.2cm" svg:y1="16.8cm" svg:x2="4.2cm" svg:y2="17.747cm" draw:start-shape="id3" draw:start-glue-point="2" draw:end-shape="id4" draw:end-glue-point="0" svg:d="M4200 16800v947" svg:viewBox="0 0 1 948">
          <text:p/>
        </draw:connector>
        <draw:connector draw:style-name="gr7" draw:text-style-name="P4" draw:layer="layout" svg:x1="4.2cm" svg:y1="19.847cm" svg:x2="4.2cm" svg:y2="21cm" draw:start-shape="id4" draw:start-glue-point="2" draw:end-shape="id5" draw:end-glue-point="0" svg:d="M4200 19847v1153" svg:viewBox="0 0 1 1154">
          <text:p/>
        </draw:connector>
        <draw:connector draw:style-name="gr7" draw:text-style-name="P4" draw:layer="layout" svg:x1="4.2cm" svg:y1="23.1cm" svg:x2="4.25cm" svg:y2="24.2cm" draw:start-shape="id5" draw:start-glue-point="2" draw:end-shape="id6" draw:end-glue-point="0" svg:d="M4200 23100v550h50v550" svg:viewBox="0 0 51 1101">
          <text:p/>
        </draw:connector>
        <draw:connector draw:style-name="gr7" draw:text-style-name="P4" draw:layer="layout" svg:x1="6.8cm" svg:y1="25.25cm" svg:x2="7.9cm" svg:y2="25.2cm" draw:start-shape="id6" draw:start-glue-point="1" draw:end-shape="id7" draw:end-glue-point="3" svg:d="M6800 25250h550v-50h550" svg:viewBox="0 0 1101 51">
          <text:p/>
        </draw:connector>
        <draw:connector draw:style-name="gr7" draw:text-style-name="P4" draw:layer="layout" svg:x1="10.255cm" svg:y1="3.3cm" svg:x2="10.25cm" svg:y2="4.3cm" draw:start-shape="id8" draw:start-glue-point="8" draw:end-shape="id9" draw:end-glue-point="0" svg:d="M10255 3300v501h-5v499" svg:viewBox="0 0 6 1001">
          <text:p/>
        </draw:connector>
        <draw:line draw:style-name="gr7" draw:text-style-name="P4" draw:layer="layout" svg:x1="12.194cm" svg:y1="9.1cm" svg:x2="14.4cm" svg:y2="9.095cm">
          <text:p/>
        </draw:line>
        <draw:connector draw:style-name="gr7" draw:text-style-name="P4" draw:layer="layout" svg:x1="16.8cm" svg:y1="10.1cm" svg:x2="16.797cm" svg:y2="11.9cm" draw:start-shape="id10" draw:start-glue-point="2" draw:end-shape="id11" draw:end-glue-point="4" svg:d="M16800 10100v900h-3v900" svg:viewBox="0 0 4 1801">
          <text:p/>
        </draw:connector>
        <draw:line draw:style-name="gr7" draw:text-style-name="P4" draw:layer="layout" svg:x1="8.9cm" svg:y1="9cm" svg:x2="6.694cm" svg:y2="9.018cm">
          <text:p/>
        </draw:line>
        <draw:frame draw:style-name="gr8" draw:text-style-name="P5" draw:layer="layout" svg:width="3.7cm" svg:height="3.3cm" svg:x="8.6cm" svg:y="7.5cm">
          <draw:text-box>
            <text:p/>
            <text:p><text:s text:c="3"/>Train Or</text:p>
            <text:p><text:s text:c="5"/>Test?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Abhishek Keshri</meta:initial-creator>
    <meta:creation-date>2019-09-06T23:41:38.811776460</meta:creation-date>
    <dc:date>2019-09-13T17:23:23.135476827</dc:date>
    <dc:creator>Abhishek Keshri</dc:creator>
    <meta:editing-duration>PT8M42S</meta:editing-duration>
    <meta:editing-cycles>3</meta:editing-cycles>
    <meta:generator>LibreOffice/6.3.0.4$Linux_X86_64 LibreOffice_project/30$Build-4</meta:generator>
    <meta:document-statistic meta:object-count="24"/>
  </office:meta>
</office:document-meta>
</file>